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Noto Sans" svg:font-family="'Noto Sans', 'Helvetica Neue', Helvetica, Arial, sans-serif"/>
    <style:font-face style:name="wfont" svg:font-family="wfont, f4fa8228410ba25aa5af6ff9b2d8, wf, f4fa8228410ba25aa5af6, 'orig argentsansbold'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1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2" style:family="paragraph" style:parent-style-name="Standard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1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3" style:family="paragraph" style:parent-style-name="Standard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1" fo:font-size="12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4" style:family="paragraph" style:parent-style-name="Standard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fo:letter-spacing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d2d2d" style:text-outline="false" style:text-position="0% 100%" style:font-name="Noto Sans" fo:font-size="8.30000019073486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7" style:family="paragraph" style:parent-style-name="Standard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d2d2d" style:font-name="Arial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master-page-name="">
      <style:paragraph-properties fo:margin-left="11.289cm" fo:margin-right="0cm" fo:line-height="115%" fo:text-align="justify" style:justify-single-word="false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1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9" style:family="paragraph" style:parent-style-name="Standard">
      <style:paragraph-properties fo:margin-left="11.24cm" fo:margin-right="0cm" fo:line-height="115%" fo:text-indent="0cm" style:auto-text-indent="false" style:text-autospace="none">
        <style:tab-stops>
          <style:tab-stop style:position="1.0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style:text-outline="false" style:text-position="0% 100%" style:font-name="Arial1" fo:font-size="12pt" fo:letter-spacing="normal" fo:font-style="normal" style:text-underline-style="none" fo:font-weight="normal" officeooo:paragraph-rsid="001974b6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0" style:family="paragraph" style:parent-style-name="Standard" style:master-page-name="">
      <style:paragraph-properties fo:margin-left="11.24cm" fo:margin-right="0cm" fo:line-height="115%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style:text-outline="false" style:text-position="0% 100%" style:font-name="Arial1" fo:font-size="12pt" fo:letter-spacing="normal" fo:font-style="normal" style:text-underline-style="none" fo:font-weight="normal" officeooo:rsid="001974b6" officeooo:paragraph-rsid="001974b6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1" style:family="paragraph" style:parent-style-name="Standard">
      <style:paragraph-properties fo:line-height="2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d2d2d" style:text-outline="false" style:text-position="0% 100%" style:font-name="Noto Sans" fo:font-size="11.8999996185303pt" fo:letter-spacing="normal" fo:font-style="normal" style:text-underline-style="none" fo:font-weight="bold" style:letter-kerning="false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" style:family="text">
      <style:text-properties fo:font-variant="normal" fo:text-transform="none" fo:color="#2d2d2d" fo:letter-spacing="normal"/>
    </style:style>
    <style:style style:name="T2" style:family="text">
      <style:text-properties fo:font-variant="normal" fo:text-transform="none" fo:color="#2d2d2d" style:text-outline="false" style:text-position="0% 100%" fo:letter-spacing="normal" style:text-underline-style="none" style:letter-kerning="false" style:font-name-asian="ArialMT" style:font-name-complex="ArialMT"/>
    </style:style>
    <style:style style:name="T3" style:family="text">
      <style:text-properties fo:font-variant="normal" fo:text-transform="none" fo:color="#2d2d2d" style:text-outline="false" style:text-position="0% 100%" fo:letter-spacing="normal" style:text-underline-style="none" officeooo:rsid="001a3554" style:letter-kerning="false" style:font-name-asian="ArialMT" style:font-name-complex="ArialMT"/>
    </style:style>
    <style:style style:name="T4" style:family="text">
      <style:text-properties fo:font-variant="normal" fo:text-transform="none" style:font-name="Arial" fo:font-style="normal" style:font-style-asian="normal" style:font-style-complex="normal"/>
    </style:style>
    <style:style style:name="T5" style:family="text">
      <style:text-properties style:text-outline="false" style:text-position="0% 100%" fo:font-style="normal" style:text-underline-style="none" style:letter-kerning="false" style:font-name-asian="ArialMT" style:font-style-asian="normal" style:font-name-complex="ArialMT" style:font-style-complex="normal"/>
    </style:style>
    <style:style style:name="T6" style:family="text">
      <style:text-properties fo:color="#000000" style:text-outline="false" style:text-position="0% 100%" fo:letter-spacing="normal" style:text-underline-style="none" style:letter-kerning="false" style:font-name-asian="ArialMT" style:font-name-complex="ArialMT"/>
    </style:style>
    <style:style style:name="T7" style:family="text">
      <style:text-properties fo:color="#000000" style:font-name="Arial1" fo:font-size="12pt" fo:font-weight="normal" style:font-weight-asian="normal" style:font-weight-complex="normal"/>
    </style:style>
    <style:style style:name="T8" style:family="text">
      <style:text-properties fo:color="#000000" style:font-name="Arial1" fo:font-size="12pt" fo:font-weight="normal" officeooo:rsid="001974b6" style:font-weight-asian="normal" style:font-weight-complex="normal"/>
    </style:style>
    <style:style style:name="T9" style:family="text">
      <style:text-properties fo:font-weight="normal" officeooo:rsid="001974b6" style:font-weight-asian="normal" style:font-weight-complex="normal"/>
    </style:style>
    <style:style style:name="T10" style:family="text">
      <style:text-properties officeooo:rsid="001974b6"/>
    </style:style>
    <style:style style:name="T11" style:family="text">
      <style:text-properties fo:font-weight="bold" officeooo:rsid="001974b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shiura, Theo</text:p>
      <text:p text:style-name="P1">Chemin des Dents du Midi 44</text:p>
      <text:p text:style-name="P1">1860, Aigle</text:p>
      <text:p text:style-name="P1">078 976 90 96</text:p>
      <text:p text:style-name="P1">theo.yr@protonmail.com</text:p>
      <text:p text:style-name="P3"/>
      <text:p text:style-name="P3"/>
      <text:p text:style-name="P3"/>
      <text:p text:style-name="P10">Publishing Factory SA</text:p>
      <text:p text:style-name="P9"><text:span text:style-name="Strong_20_Emphasis"><text:span text:style-name="T9">La cité du Marketing Digital</text:span></text:span></text:p>
      <text:p text:style-name="P9"><text:span text:style-name="Strong_20_Emphasis"><text:span text:style-name="T9">Rue Neuve 3</text:span></text:span></text:p>
      <text:p text:style-name="P9"><text:span text:style-name="Strong_20_Emphasis"><text:span text:style-name="T9">1003 Lausanne</text:span></text:span></text:p>
      <text:p text:style-name="P6"/>
      <text:p text:style-name="P6"/>
      <text:p text:style-name="P6"/>
      <text:p text:style-name="P11">Collaborateur Support &amp; Helpdesk</text:p>
      <text:p text:style-name="P1">Madame, Monsieur,</text:p>
      <text:p text:style-name="P1"/>
      <text:p text:style-name="P5">A la recherche d’un premier défi professionnel, j'ai retenu votre offre d'emploi comme <text:span text:style-name="T1">Informaticien</text:span>. Je sais bien que mon profil ne correspond pas totalement à vos attentes mais je me permets néanmoins de postuler car après<text:span text:style-name="T6"> l'obtention de mon certificat fédéral de capacité, </text:span><text:span text:style-name="T2">l'idée d'exercer mes compétences dans le support informatique me semble être une excellente opportunité de consolider mes acquis.</text:span></text:p>
      <text:p text:style-name="P7"/>
      <text:p text:style-name="P4"><text:span text:style-name="Emphasis"><text:span text:style-name="T4">Motivé, flexible et ouvert, </text:span></text:span><text:span text:style-name="T5">disponible immédiatement, je reste à votre entière disposition pour un éventuel entretien.</text:span></text:p>
      <text:p text:style-name="P2"/>
      <text:p text:style-name="P2">Dans l’attente de votre réponse, je vous prie de bien vouloir recevoir, Madame, Monsieur, l’expression de mes salutations distinguées.</text:p>
      <text:p text:style-name="P2"/>
      <text:p text:style-name="P2"/>
      <text:p text:style-name="P2"/>
      <text:p text:style-name="P8">Theo Yoshiura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Noto Sans" svg:font-family="'Noto Sans', 'Helvetica Neue', Helvetica, Arial, sans-serif"/>
    <style:font-face style:name="wfont" svg:font-family="wfont, f4fa8228410ba25aa5af6ff9b2d8, wf, f4fa8228410ba25aa5af6, 'orig argentsansbold'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Theo Rodrigues</meta:initial-creator>
    <meta:creation-date>2021-07-01T13:12:04</meta:creation-date>
    <dc:date>2021-07-05T14:14:14.096679680</dc:date>
    <meta:editing-duration>PT1H9M55S</meta:editing-duration>
    <meta:editing-cycles>17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15" meta:word-count="132" meta:character-count="879" meta:non-whitespace-character-count="762"/>
  </office:meta>
</office:document-meta>
</file>